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5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36">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6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68">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8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91">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94">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Deliverable 1</text:span><text:span text:style-name="a382" text:class-names=""/></text:p>
          </draw:text-box>
          <svg:title/>
          <svg:desc/>
        </draw:frame>
        <draw:frame draw:id="id64" presentation:style-name="a388" draw:name="Subtitle 2" svg:x="1.66667in" svg:y="3.93924in" svg:width="10in" svg:height="1.81076in" presentation:class="subtitle" presentation:placeholder="false">
          <draw:text-box>
            <text:p text:style-name="a387" text:class-names="" text:cond-style-name=""><text:span text:style-name="a385" text:class-names="">Brandon Martinez</text:span><text:span text:style-name="a386" text:class-names=""/></text:p>
          </draw:text-box>
          <svg:title/>
          <svg:desc/>
        </draw:frame>
      </draw:page>
      <draw:page draw:name="Slide2" draw:style-name="a389" draw:master-page-name="Master1-Layout2-obj-Title-and-Content" presentation:presentation-page-layout-name="Master1-PPL2" draw:id="Slide-257">
        <draw:frame draw:id="id65" presentation:style-name="a395" draw:name="Title 1" svg:x="0.91667in" svg:y="0.39931in" svg:width="11.5in" svg:height="1.44965in" presentation:class="title" presentation:placeholder="false">
          <draw:text-box>
            <text:p text:style-name="a394" text:class-names="" text:cond-style-name=""><text:span text:style-name="a390" text:class-names="">The</text:span><text:span text:style-name="a391" text:class-names=""><text:s text:c="1"/></text:span><text:span text:style-name="a392" text:class-names="">Proble</text:span><text:span text:style-name="a393" text:class-names="">m</text:span></text:p>
          </draw:text-box>
          <svg:title/>
          <svg:desc/>
        </draw:frame>
        <draw:frame draw:id="id66" presentation:style-name="a451" draw:name="Content Placeholder 2" svg:x="0.91667in" svg:y="1.99653in" svg:width="11.5in" svg:height="4.75868in" presentation:class="outline" presentation:placeholder="false">
          <draw:text-box>
            <text:list text:style-name="a450">
              <text:list-item>
                <text:p text:style-name="a449" text:class-names="" text:cond-style-name=""><text:span text:style-name="a396" text:class-names="">Working out is intimidating and mysterious to many. Resources for fitness are often fragmented hidden</text:span><text:span text:style-name="a397" text:class-names=""><text:s text:c="1"/></text:span><text:span text:style-name="a398" text:class-names="">behind</text:span><text:span text:style-name="a399" text:class-names=""><text:s text:c="1"/></text:span><text:span text:style-name="a400" text:class-names="">paywalls</text:span><text:span text:style-name="a401" text:class-names=""><text:s text:c="1"/></text:span><text:span text:style-name="a402" text:class-names="">or</text:span><text:span text:style-name="a403" text:class-names=""><text:s text:c="1"/></text:span><text:span text:style-name="a404" text:class-names="">confusing.</text:span><text:span text:style-name="a405" text:class-names=""><text:s text:c="1"/></text:span><text:span text:style-name="a406" text:class-names="">It</text:span><text:span text:style-name="a407" text:class-names=""><text:s text:c="1"/></text:span><text:span text:style-name="a408" text:class-names="">can</text:span><text:span text:style-name="a409" text:class-names=""><text:s text:c="1"/></text:span><text:span text:style-name="a410" text:class-names="">be</text:span><text:span text:style-name="a411" text:class-names=""><text:s text:c="1"/></text:span><text:span text:style-name="a412" text:class-names="">hard</text:span><text:span text:style-name="a413" text:class-names=""><text:s text:c="1"/></text:span><text:span text:style-name="a414" text:class-names="">to</text:span><text:span text:style-name="a415" text:class-names=""><text:s text:c="1"/></text:span><text:span text:style-name="a416" text:class-names="">tell</text:span><text:span text:style-name="a417" text:class-names=""><text:s text:c="1"/></text:span><text:span text:style-name="a418" text:class-names="">who</text:span><text:span text:style-name="a419" text:class-names=""><text:s text:c="1"/></text:span><text:span text:style-name="a420" text:class-names="">is</text:span><text:span text:style-name="a421" text:class-names=""><text:s text:c="1"/></text:span><text:span text:style-name="a422" text:class-names="">offering</text:span><text:span text:style-name="a423" text:class-names=""><text:s text:c="1"/></text:span><text:span text:style-name="a424" text:class-names="">a</text:span><text:span text:style-name="a425" text:class-names=""><text:s text:c="1"/></text:span><text:span text:style-name="a426" text:class-names="">good</text:span><text:span text:style-name="a427" text:class-names=""><text:s text:c="1"/></text:span><text:span text:style-name="a428" text:class-names="">weightlifting plan and who is out to take your money. It</text:span><text:span text:style-name="a429" text:class-names=""><text:s text:c="1"/></text:span><text:span text:style-name="a430" text:class-names="">can</text:span><text:span text:style-name="a431" text:class-names=""><text:s text:c="1"/></text:span><text:span text:style-name="a432" text:class-names="">be</text:span><text:span text:style-name="a433" text:class-names=""><text:s text:c="1"/></text:span><text:span text:style-name="a434" text:class-names="">hard</text:span><text:span text:style-name="a435" text:class-names=""><text:s text:c="1"/></text:span><text:span text:style-name="a436" text:class-names="">to</text:span><text:span text:style-name="a437" text:class-names=""><text:s text:c="1"/></text:span><text:span text:style-name="a438" text:class-names="">tell</text:span><text:span text:style-name="a439" text:class-names=""><text:s text:c="1"/></text:span><text:span text:style-name="a440" text:class-names="">if</text:span><text:span text:style-name="a441" text:class-names=""><text:s text:c="1"/></text:span><text:span text:style-name="a442" text:class-names="">you’re</text:span><text:span text:style-name="a443" text:class-names=""><text:s text:c="1"/></text:span><text:span text:style-name="a444" text:class-names="">progressing with your fitness goals,</text:span><text:span text:style-name="a445" text:class-names=""><text:s text:c="1"/></text:span><text:span text:style-name="a446" text:class-names="">which</text:span><text:span text:style-name="a447" text:class-names=""><text:s text:c="1"/></text:span><text:span text:style-name="a448" text:class-names="">adds another obstacle to maintaining this important habit.</text:span></text:p>
              </text:list-item>
            </text:list>
          </draw:text-box>
          <svg:title/>
          <svg:desc/>
        </draw:frame>
      </draw:page>
      <draw:page draw:name="Slide3" draw:style-name="a452" draw:master-page-name="Master1-Layout2-obj-Title-and-Content" presentation:presentation-page-layout-name="Master1-PPL2" draw:id="Slide-258">
        <draw:frame draw:id="id67" presentation:style-name="a456" draw:name="Title 1" svg:x="0.91667in" svg:y="0.39931in" svg:width="11.5in" svg:height="1.44965in" presentation:class="title" presentation:placeholder="false">
          <draw:text-box>
            <text:p text:style-name="a455" text:class-names="" text:cond-style-name=""><text:span text:style-name="a453" text:class-names="">My Solution</text:span><text:span text:style-name="a454" text:class-names=""/></text:p>
          </draw:text-box>
          <svg:title/>
          <svg:desc/>
        </draw:frame>
        <draw:frame draw:id="id68" presentation:style-name="a477" draw:name="Content Placeholder 2" svg:x="0.91667in" svg:y="1.99653in" svg:width="11.5in" svg:height="4.75868in" presentation:class="outline" presentation:placeholder="false">
          <draw:text-box>
            <text:list text:style-name="a476">
              <text:list-item>
                <text:p text:style-name="a475" text:class-names="" text:cond-style-name=""><text:span text:style-name="a457" text:class-names="">A website that allows users to create, share, and review routines. Users will also be able to track when they exercised, what routine they performed, how many reps and at what weight they performed them . The app will calculate recommended weights for subsequent workouts based on parameters set by the routine. This way, users can find reputable routines and track their</text:span><text:span text:style-name="a458" text:class-names=""><text:s text:c="1"/></text:span><text:span text:style-name="a459" text:class-names="">progress</text:span><text:span text:style-name="a460" text:class-names=""><text:s text:c="1"/></text:span><text:span text:style-name="a461" text:class-names="">in</text:span><text:span text:style-name="a462" text:class-names=""><text:s text:c="1"/></text:span><text:span text:style-name="a463" text:class-names="">a</text:span><text:span text:style-name="a464" text:class-names=""><text:s text:c="1"/></text:span><text:span text:style-name="a465" text:class-names="">streamlined,</text:span><text:span text:style-name="a466" text:class-names=""><text:s text:c="1"/></text:span><text:span text:style-name="a467" text:class-names="">easy</text:span><text:span text:style-name="a468" text:class-names=""><text:s text:c="1"/></text:span><text:span text:style-name="a469" text:class-names="">to</text:span><text:span text:style-name="a470" text:class-names=""><text:s text:c="1"/></text:span><text:span text:style-name="a471" text:class-names="">understand</text:span><text:span text:style-name="a472" text:class-names=""><text:s text:c="1"/></text:span><text:span text:style-name="a473" text:class-names="">way.</text:span><text:span text:style-name="a474" text:class-names=""><text:s text:c="1"/></text:span></text:p>
              </text:list-item>
            </text:list>
          </draw:text-box>
          <svg:title/>
          <svg:desc/>
        </draw:frame>
      </draw:page>
      <draw:page draw:name="Slide4" draw:style-name="a478" draw:master-page-name="Master1-Layout2-obj-Title-and-Content" presentation:presentation-page-layout-name="Master1-PPL2" draw:id="Slide-259">
        <draw:frame draw:id="id69" presentation:style-name="a482" draw:name="Title 1" svg:x="0.91667in" svg:y="0.39931in" svg:width="11.5in" svg:height="1.44965in" presentation:class="title" presentation:placeholder="false">
          <draw:text-box>
            <text:p text:style-name="a481" text:class-names="" text:cond-style-name=""><text:span text:style-name="a479" text:class-names="">Project Objectives(Essential)</text:span><text:span text:style-name="a480" text:class-names=""/></text:p>
          </draw:text-box>
          <svg:title/>
          <svg:desc/>
        </draw:frame>
        <draw:frame draw:id="id70" presentation:style-name="a504" draw:name="Content Placeholder 2" svg:x="0.91667in" svg:y="1.99653in" svg:width="11.5in" svg:height="4.75868in" presentation:class="outline" presentation:placeholder="false">
          <draw:text-box>
            <text:list text:style-name="a485">
              <text:list-item>
                <text:p text:style-name="a484" text:class-names="" text:cond-style-name=""><text:span text:style-name="a483" text:class-names="">Login and Account System</text:span></text:p>
              </text:list-item>
            </text:list>
            <text:list text:style-name="a491">
              <text:list-item>
                <text:p text:style-name="a490" text:class-names="" text:cond-style-name=""><text:span text:style-name="a486" text:class-names="">Routine</text:span><text:span text:style-name="a487" text:class-names=""><text:s text:c="1"/></text:span><text:span text:style-name="a488" text:class-names="">Editor</text:span><text:span text:style-name="a489" text:class-names=""/></text:p>
              </text:list-item>
            </text:list>
            <text:list text:style-name="a494">
              <text:list-item>
                <text:p text:style-name="a493" text:class-names="" text:cond-style-name=""><text:span text:style-name="a492" text:class-names="">Routine Searching and Browsing</text:span></text:p>
              </text:list-item>
            </text:list>
            <text:list text:style-name="a499">
              <text:list-item>
                <text:p text:style-name="a498" text:class-names="" text:cond-style-name=""><text:span text:style-name="a495" text:class-names="">Routine</text:span><text:span text:style-name="a496" text:class-names=""><text:s text:c="1"/></text:span><text:span text:style-name="a497" text:class-names="">Rating</text:span></text:p>
              </text:list-item>
            </text:list>
            <text:list text:style-name="a503">
              <text:list-item>
                <text:p text:style-name="a502" text:class-names="" text:cond-style-name=""><text:span text:style-name="a500" text:class-names="">Responsive UI. Looks good on Phones, Tablets, and computers.</text:span><text:span text:style-name="a501" text:class-names=""/></text:p>
              </text:list-item>
            </text:list>
          </draw:text-box>
          <svg:title/>
          <svg:desc/>
        </draw:frame>
      </draw:page>
      <draw:page draw:name="Slide5" draw:style-name="a505" draw:master-page-name="Master1-Layout2-obj-Title-and-Content" presentation:presentation-page-layout-name="Master1-PPL2" draw:id="Slide-260">
        <draw:frame draw:id="id71" presentation:style-name="a509" draw:name="Title 1" svg:x="0.91667in" svg:y="0.39931in" svg:width="11.5in" svg:height="1.44965in" presentation:class="title" presentation:placeholder="false">
          <draw:text-box>
            <text:p text:style-name="a508" text:class-names="" text:cond-style-name=""><text:span text:style-name="a506" text:class-names="">Objectives(Ideal</text:span><text:span text:style-name="a507" text:class-names="">)</text:span></text:p>
          </draw:text-box>
          <svg:title/>
          <svg:desc/>
        </draw:frame>
        <draw:frame draw:id="id72" presentation:style-name="a556" draw:name="Content Placeholder 2" svg:x="0.91667in" svg:y="1.99653in" svg:width="11.5in" svg:height="4.75868in" presentation:class="outline" presentation:placeholder="false">
          <draw:text-box>
            <text:list text:style-name="a512">
              <text:list-item>
                <text:p text:style-name="a511" text:class-names="" text:cond-style-name=""><text:span text:style-name="a510" text:class-names="">These objectives could be cut in case of severe time constraints.</text:span></text:p>
              </text:list-item>
            </text:list>
            <text:list text:style-name="a515">
              <text:list-item>
                <text:p text:style-name="a514" text:class-names="" text:cond-style-name=""><text:span text:style-name="a513" text:class-names="">Workout log view. View when you’ve worked out.</text:span></text:p>
              </text:list-item>
            </text:list>
            <text:list text:style-name="a536">
              <text:list-item>
                <text:p text:style-name="a535" text:class-names="" text:cond-style-name=""><text:span text:style-name="a516" text:class-names="">Workout</text:span><text:span text:style-name="a517" text:class-names=""><text:s text:c="1"/></text:span><text:span text:style-name="a518" text:class-names="">tracker.</text:span><text:span text:style-name="a519" text:class-names=""><text:s text:c="1"/></text:span><text:span text:style-name="a520" text:class-names="">Allows</text:span><text:span text:style-name="a521" text:class-names=""><text:s text:c="1"/></text:span><text:span text:style-name="a522" text:class-names="">you to start</text:span><text:span text:style-name="a523" text:class-names=""><text:s text:c="1"/></text:span><text:span text:style-name="a524" text:class-names="">a</text:span><text:span text:style-name="a525" text:class-names=""><text:s text:c="1"/></text:span><text:span text:style-name="a526" text:class-names="">session</text:span><text:span text:style-name="a527" text:class-names=""><text:s text:c="1"/></text:span><text:span text:style-name="a528" text:class-names="">and</text:span><text:span text:style-name="a529" text:class-names=""><text:s text:c="1"/></text:span><text:span text:style-name="a530" text:class-names="">input</text:span><text:span text:style-name="a531" text:class-names=""><text:s text:c="1"/></text:span><text:span text:style-name="a532" text:class-names="">your</text:span><text:span text:style-name="a533" text:class-names=""><text:s text:c="1"/></text:span><text:span text:style-name="a534" text:class-names="">weights/reps as you follow that routine.<text:s text:c="1"/></text:span></text:p>
              </text:list-item>
            </text:list>
            <text:list text:style-name="a555">
              <text:list-item>
                <text:p text:style-name="a554" text:class-names="" text:cond-style-name=""><text:span text:style-name="a537" text:class-names="">Routine progress. View</text:span><text:span text:style-name="a538" text:class-names=""><text:s text:c="1"/></text:span><text:span text:style-name="a539" text:class-names="">how</text:span><text:span text:style-name="a540" text:class-names=""><text:s text:c="1"/></text:span><text:span text:style-name="a541" text:class-names="">far</text:span><text:span text:style-name="a542" text:class-names=""><text:s text:c="1"/></text:span><text:span text:style-name="a543" text:class-names="">into</text:span><text:span text:style-name="a544" text:class-names=""><text:s text:c="1"/></text:span><text:span text:style-name="a545" text:class-names="">a</text:span><text:span text:style-name="a546" text:class-names=""><text:s text:c="1"/></text:span><text:span text:style-name="a547" text:class-names="">routine</text:span><text:span text:style-name="a548" text:class-names=""><text:s text:c="1"/></text:span><text:span text:style-name="a549" text:class-names="">you</text:span><text:span text:style-name="a550" text:class-names=""><text:s text:c="1"/></text:span><text:span text:style-name="a551" text:class-names="">are</text:span><text:span text:style-name="a552" text:class-names="">.</text:span><text:span text:style-name="a553" text:class-names=""/></text:p>
              </text:list-item>
            </text:list>
          </draw:text-box>
          <svg:title/>
          <svg:desc/>
        </draw:frame>
      </draw:page>
      <draw:page draw:name="Slide6" draw:style-name="a557" draw:master-page-name="Master1-Layout2-obj-Title-and-Content" presentation:presentation-page-layout-name="Master1-PPL2" draw:id="Slide-261">
        <draw:frame draw:id="id73" presentation:style-name="a561" draw:name="Title 1" svg:x="0.91667in" svg:y="0.39931in" svg:width="11.5in" svg:height="1.44965in" presentation:class="title" presentation:placeholder="false">
          <draw:text-box>
            <text:p text:style-name="a560" text:class-names="" text:cond-style-name=""><text:span text:style-name="a558" text:class-names="">Areas for Expansion</text:span><text:span text:style-name="a559" text:class-names=""/></text:p>
          </draw:text-box>
          <svg:title/>
          <svg:desc/>
        </draw:frame>
        <draw:frame draw:id="id74" presentation:style-name="a601" draw:name="Content Placeholder 2" svg:x="0.91667in" svg:y="1.99653in" svg:width="11.5in" svg:height="4.75868in" presentation:class="outline" presentation:placeholder="false">
          <draw:text-box>
            <text:list text:style-name="a564">
              <text:list-item>
                <text:p text:style-name="a563" text:class-names="" text:cond-style-name=""><text:span text:style-name="a562" text:class-names="">User health data tracking: Weight, strength standards by lift.</text:span></text:p>
              </text:list-item>
            </text:list>
            <text:list text:style-name="a567">
              <text:list-item>
                <text:p text:style-name="a566" text:class-names="" text:cond-style-name=""><text:span text:style-name="a565" text:class-names="">Graphs for detailed user data analysis. Weight, strength, volume, etc.</text:span></text:p>
              </text:list-item>
            </text:list>
            <text:list text:style-name="a579">
              <text:list-item>
                <text:p text:style-name="a578" text:class-names="" text:cond-style-name=""><text:span text:style-name="a568" text:class-names="">Social</text:span><text:span text:style-name="a569" text:class-names=""><text:s text:c="1"/></text:span><text:span text:style-name="a570" text:class-names="">system</text:span><text:span text:style-name="a571" text:class-names=""><text:s text:c="1"/></text:span><text:span text:style-name="a572" text:class-names="">for</text:span><text:span text:style-name="a573" text:class-names=""><text:s text:c="1"/></text:span><text:span text:style-name="a574" text:class-names="">comparing</text:span><text:span text:style-name="a575" text:class-names=""><text:s text:c="1"/></text:span><text:span text:style-name="a576" text:class-names="">progress.</text:span><text:span text:style-name="a577" text:class-names=""/></text:p>
              </text:list-item>
            </text:list>
            <text:list text:style-name="a582">
              <text:list-item>
                <text:p text:style-name="a581" text:class-names="" text:cond-style-name=""><text:span text:style-name="a580" text:class-names="">Routine monetization</text:span></text:p>
              </text:list-item>
            </text:list>
            <text:list text:style-name="a589">
              <text:list-item>
                <text:p text:style-name="a588" text:class-names="" text:cond-style-name=""><text:span text:style-name="a583" text:class-names="">Exercise</text:span><text:span text:style-name="a584" text:class-names=""><text:s text:c="1"/></text:span><text:span text:style-name="a585" text:class-names="">tutorial</text:span><text:span text:style-name="a586" text:class-names=""><text:s text:c="1"/></text:span><text:span text:style-name="a587" text:class-names="">videos</text:span></text:p>
              </text:list-item>
            </text:list>
            <text:list text:style-name="a597">
              <text:list-item>
                <text:p text:style-name="a596" text:class-names="" text:cond-style-name=""><text:span text:style-name="a590" text:class-names="">Integration</text:span><text:span text:style-name="a591" text:class-names=""><text:s text:c="1"/></text:span><text:span text:style-name="a592" text:class-names="">with other fitness solutions(Fitbit,<text:s text:c="1"/></text:span><text:span text:style-name="a593" text:class-names="">WearOS</text:span><text:span text:style-name="a594" text:class-names="">, etc.)</text:span><text:span text:style-name="a595" text:class-names=""/></text:p>
              </text:list-item>
            </text:list>
            <text:list text:style-name="a600">
              <text:list-item>
                <text:p text:style-name="a599" text:class-names="" text:cond-style-name=""><text:span text:style-name="a598" text:class-names=""/></text:p>
              </text:list-item>
            </text:list>
          </draw:text-box>
          <svg:title/>
          <svg:desc/>
        </draw:frame>
      </draw:page>
      <draw:page draw:name="Slide7" draw:style-name="a602" draw:master-page-name="Master1-Layout2-obj-Title-and-Content" presentation:presentation-page-layout-name="Master1-PPL2" draw:id="Slide-262">
        <draw:frame draw:id="id75" presentation:style-name="a606" draw:name="Title 1" svg:x="0.91667in" svg:y="0.39931in" svg:width="11.5in" svg:height="1.44965in" presentation:class="title" presentation:placeholder="false">
          <draw:text-box>
            <text:p text:style-name="a605" text:class-names="" text:cond-style-name=""><text:span text:style-name="a603" text:class-names="">Development/Implementation Tools</text:span><text:span text:style-name="a604" text:class-names=""/></text:p>
          </draw:text-box>
          <svg:title/>
          <svg:desc/>
        </draw:frame>
        <draw:frame draw:id="id76" presentation:style-name="a645" draw:name="Content Placeholder 2" svg:x="0.91667in" svg:y="1.99653in" svg:width="11.5in" svg:height="4.75868in" presentation:class="outline" presentation:placeholder="false">
          <draw:text-box>
            <text:list text:style-name="a611">
              <text:list-item>
                <text:p text:style-name="a610" text:class-names="" text:cond-style-name=""><text:span text:style-name="a607" text:class-names="">API –<text:s text:c="1"/></text:span><text:span text:style-name="a608" text:class-names="">Rocket.rs</text:span><text:span text:style-name="a609" text:class-names=""/></text:p>
              </text:list-item>
            </text:list>
            <text:list text:style-name="a615">
              <text:list-item>
                <text:p text:style-name="a614" text:class-names="" text:cond-style-name=""><text:span text:style-name="a612" text:class-names="">Authorization - rocket-JWT</text:span><text:span text:style-name="a613" text:class-names=""/></text:p>
              </text:list-item>
            </text:list>
            <text:list text:style-name="a618">
              <text:list-item>
                <text:p text:style-name="a617" text:class-names="" text:cond-style-name=""><text:span text:style-name="a616" text:class-names="">Database – MongoDB</text:span></text:p>
              </text:list-item>
            </text:list>
            <text:list text:style-name="a623">
              <text:list-item>
                <text:p text:style-name="a622" text:class-names="" text:cond-style-name=""><text:span text:style-name="a619" text:class-names="">Frontend –<text:s text:c="1"/></text:span><text:span text:style-name="a620" text:class-names="">nuxt.js</text:span><text:span text:style-name="a621" text:class-names=""><text:s text:c="1"/>(Vue)</text:span></text:p>
              </text:list-item>
            </text:list>
            <text:list text:style-name="a626">
              <text:list-item>
                <text:p text:style-name="a625" text:class-names="" text:cond-style-name=""><text:span text:style-name="a624" text:class-names="">CSS Classes – Tailwind CSS</text:span></text:p>
              </text:list-item>
            </text:list>
            <text:list text:style-name="a629">
              <text:list-item>
                <text:p text:style-name="a628" text:class-names="" text:cond-style-name=""><text:span text:style-name="a627" text:class-names="">API tester – Postman</text:span></text:p>
              </text:list-item>
            </text:list>
            <text:list text:style-name="a636">
              <text:list-item>
                <text:p text:style-name="a635" text:class-names="" text:cond-style-name=""><text:span text:style-name="a630" text:class-names="">Environment Variables – rust std::env and<text:s text:c="1"/></text:span><text:span text:style-name="a631" text:class-names="">javascript</text:span><text:span text:style-name="a632" text:class-names=""><text:s text:c="1"/></text:span><text:span text:style-name="a633" text:class-names="">dotenv</text:span><text:span text:style-name="a634" text:class-names=""/></text:p>
              </text:list-item>
            </text:list>
            <text:list text:style-name="a644">
              <text:list-item>
                <text:p text:style-name="a643" text:class-names="" text:cond-style-name=""><text:span text:style-name="a637" text:class-names="">*Possible*</text:span><text:span text:style-name="a638" text:class-names=""><text:s text:c="1"/></text:span><text:span text:style-name="a639" text:class-names="">Containerization</text:span><text:span text:style-name="a640" text:class-names=""><text:s text:c="1"/></text:span><text:span text:style-name="a641" text:class-names="">– Docker</text:span><text:span text:style-name="a642" text:class-names=""><text:s text:c="1"/></text:span></text:p>
              </text:list-item>
            </text:list>
          </draw:text-box>
          <svg:title/>
          <svg:desc/>
        </draw:frame>
      </draw:page>
      <draw:page draw:name="Slide8" draw:style-name="a646" draw:master-page-name="Master1-Layout2-obj-Title-and-Content" presentation:presentation-page-layout-name="Master1-PPL2" draw:id="Slide-263">
        <draw:frame draw:id="id77" presentation:style-name="a650" draw:name="Title 1" svg:x="0.91667in" svg:y="0.39931in" svg:width="11.5in" svg:height="1.44965in" presentation:class="title" presentation:placeholder="false">
          <draw:text-box>
            <text:p text:style-name="a649" text:class-names="" text:cond-style-name=""><text:span text:style-name="a647" text:class-names="">Development Phases</text:span><text:span text:style-name="a648" text:class-names=""/></text:p>
          </draw:text-box>
          <svg:title/>
          <svg:desc/>
        </draw:frame>
        <draw:frame draw:id="id78" presentation:style-name="a690" draw:name="Content Placeholder 2" svg:x="1in" svg:y="1.52874in" svg:width="12.14942in" svg:height="5.22647in" presentation:class="outline" presentation:placeholder="false">
          <draw:text-box>
            <text:list text:style-name="a653">
              <text:list-item>
                <text:p text:style-name="a652" text:class-names="" text:cond-style-name=""><text:span text:style-name="a651" text:class-names="">1. Fit Test: Create ultra-barebones API, frontend, and database to test integration of technologies</text:span></text:p>
              </text:list-item>
            </text:list>
            <text:list text:style-name="a656">
              <text:list-item>
                <text:p text:style-name="a655" text:class-names="" text:cond-style-name=""><text:span text:style-name="a654" text:class-names="">2. User table: Create the Database tables for user accounts.</text:span></text:p>
              </text:list-item>
            </text:list>
            <text:list text:style-name="a659">
              <text:list-item>
                <text:p text:style-name="a658" text:class-names="" text:cond-style-name=""><text:span text:style-name="a657" text:class-names="">3. User Serializers: Create API views to allow CRUD of Users.</text:span></text:p>
              </text:list-item>
            </text:list>
            <text:list text:style-name="a662">
              <text:list-item>
                <text:p text:style-name="a661" text:class-names="" text:cond-style-name=""><text:span text:style-name="a660" text:class-names="">4. User Authorization: Add API ability to generate JWT tokens and authorize requests using them</text:span></text:p>
              </text:list-item>
            </text:list>
            <text:list text:style-name="a665">
              <text:list-item>
                <text:p text:style-name="a664" text:class-names="" text:cond-style-name=""><text:span text:style-name="a663" text:class-names="">5. Login frontend: Create frontend page to login a user and send them to dummy homepage.</text:span></text:p>
              </text:list-item>
            </text:list>
            <text:list text:style-name="a668">
              <text:list-item>
                <text:p text:style-name="a667" text:class-names="" text:cond-style-name=""><text:span text:style-name="a666" text:class-names="">6. Register frontend: Create registration page to create new users.</text:span></text:p>
              </text:list-item>
            </text:list>
            <text:list text:style-name="a671">
              <text:list-item>
                <text:p text:style-name="a670" text:class-names="" text:cond-style-name=""><text:span text:style-name="a669" text:class-names="">7. Navbar: Create site navigation bar.<text:s text:c="1"/></text:span></text:p>
              </text:list-item>
            </text:list>
            <text:list text:style-name="a674">
              <text:list-item>
                <text:p text:style-name="a673" text:class-names="" text:cond-style-name=""><text:span text:style-name="a672" text:class-names="">8. Exercise table: Create tables and populate with common weight exercises.</text:span></text:p>
              </text:list-item>
            </text:list>
            <text:list text:style-name="a677">
              <text:list-item>
                <text:p text:style-name="a676" text:class-names="" text:cond-style-name=""><text:span text:style-name="a675" text:class-names="">9. Exercise serializers: Create views to CRUD exercises.<text:s text:c="1"/></text:span></text:p>
              </text:list-item>
            </text:list>
            <text:list text:style-name="a680">
              <text:list-item>
                <text:p text:style-name="a679" text:class-names="" text:cond-style-name=""><text:span text:style-name="a678" text:class-names="">10. Routine table: Create Database tables related to Routine creation.</text:span></text:p>
              </text:list-item>
            </text:list>
            <text:list text:style-name="a683">
              <text:list-item>
                <text:p text:style-name="a682" text:class-names="" text:cond-style-name=""><text:span text:style-name="a681" text:class-names="">11. Routine serializers: Create views to CRUD reviews.</text:span></text:p>
              </text:list-item>
            </text:list>
            <text:list text:style-name="a686">
              <text:list-item>
                <text:p text:style-name="a685" text:class-names="" text:cond-style-name=""><text:span text:style-name="a684" text:class-names="">12. Routine create frontend: Create view to create a new routine.<text:s text:c="1"/></text:span></text:p>
              </text:list-item>
            </text:list>
            <text:list text:style-name="a689">
              <text:list-item>
                <text:p text:style-name="a688" text:class-names="" text:cond-style-name=""><text:span text:style-name="a687" text:class-names=""><text:s text:c="1"/></text:span></text:p>
              </text:list-item>
            </text:list>
          </draw:text-box>
          <svg:title/>
          <svg:desc/>
        </draw:frame>
      </draw:page>
      <draw:page draw:name="Slide9" draw:style-name="a691" draw:master-page-name="Master1-Layout2-obj-Title-and-Content" presentation:presentation-page-layout-name="Master1-PPL2" draw:id="Slide-264">
        <draw:frame draw:id="id79" presentation:style-name="a695" draw:name="Title 1" svg:x="0.91667in" svg:y="0.39931in" svg:width="11.5in" svg:height="1.44965in" presentation:class="title" presentation:placeholder="false">
          <draw:text-box>
            <text:p text:style-name="a694" text:class-names="" text:cond-style-name=""><text:span text:style-name="a692" text:class-names="">Development Phases (2)</text:span><text:span text:style-name="a693" text:class-names=""/></text:p>
          </draw:text-box>
          <svg:title/>
          <svg:desc/>
        </draw:frame>
        <draw:frame draw:id="id80" presentation:style-name="a729" draw:name="Content Placeholder 2" svg:x="0.91667in" svg:y="1.52874in" svg:width="11.5in" svg:height="5.97126in" presentation:class="outline" presentation:placeholder="false">
          <draw:text-box>
            <text:list text:style-name="a698">
              <text:list-item>
                <text:p text:style-name="a697" text:class-names="" text:cond-style-name=""><text:span text:style-name="a696" text:class-names="">13. Routine list frontend: Create page for viewing list of public routines created by all users. <text:s text:c="1"/></text:span></text:p>
              </text:list-item>
            </text:list>
            <text:list text:style-name="a701">
              <text:list-item>
                <text:p text:style-name="a700" text:class-names="" text:cond-style-name=""><text:span text:style-name="a699" text:class-names="">14. Routine search frontend: Allow for searching of routines</text:span></text:p>
              </text:list-item>
            </text:list>
            <text:list text:style-name="a704">
              <text:list-item>
                <text:p text:style-name="a703" text:class-names="" text:cond-style-name=""><text:span text:style-name="a702" text:class-names="">15. Workout Model/table: Create Models to track instances of working out. Must be associated with routines.</text:span></text:p>
              </text:list-item>
            </text:list>
            <text:list text:style-name="a707">
              <text:list-item>
                <text:p text:style-name="a706" text:class-names="" text:cond-style-name=""><text:span text:style-name="a705" text:class-names="">16. Workout Serializer: Create API views for CRUD of workouts.<text:s text:c="1"/></text:span></text:p>
              </text:list-item>
            </text:list>
            <text:list text:style-name="a712">
              <text:list-item>
                <text:p text:style-name="a711" text:class-names="" text:cond-style-name=""><text:span text:style-name="a708" text:class-names="">17. Workout Editor frontend: Start a workout, then be guided through all exercises in a routine. Prompts for<text:s text:c="1"/></text:span><text:span text:style-name="a709" text:class-names="">weightsxreps</text:span><text:span text:style-name="a710" text:class-names=""><text:s text:c="1"/>throughout. If first workout of routine, then ask for initial values. Workout controller should be aware of former workouts to dictate weight increases/decreases. These will be based on what is dictated by the routine. <text:s text:c="3"/></text:span></text:p>
              </text:list-item>
            </text:list>
            <text:list text:style-name="a717">
              <text:list-item>
                <text:p text:style-name="a716" text:class-names="" text:cond-style-name=""><text:span text:style-name="a713" text:class-names="">18. Workout list frontend: Get a list of each time you've worked<text:s text:c="1"/></text:span><text:span text:style-name="a714" text:class-names="">out, and</text:span><text:span text:style-name="a715" text:class-names=""><text:s text:c="1"/>be able to open workout objects to see how you did.<text:s text:c="1"/></text:span></text:p>
              </text:list-item>
            </text:list>
            <text:list text:style-name="a722">
              <text:list-item>
                <text:p text:style-name="a721" text:class-names="" text:cond-style-name=""><text:span text:style-name="a718" text:class-names="">19. Homepage Frontend: A homepage that informs you of what workout is due for that day,<text:s text:c="1"/></text:span><text:span text:style-name="a719" text:class-names="">and also</text:span><text:span text:style-name="a720" text:class-names=""><text:s text:c="1"/>provides access to all other features of the site.</text:span></text:p>
              </text:list-item>
            </text:list>
            <text:list text:style-name="a725">
              <text:list-item>
                <text:p text:style-name="a724" text:class-names="" text:cond-style-name=""><text:span text:style-name="a723" text:class-names="">20. User profile frontend: Change your username, contact info, reported weight, age, and other details.<text:s text:c="1"/></text:span></text:p>
              </text:list-item>
            </text:list>
            <text:list text:style-name="a728">
              <text:list-item>
                <text:p text:style-name="a727" text:class-names="" text:cond-style-name=""><text:span text:style-name="a726" text:class-names=""/></text:p>
              </text:list-item>
            </text:list>
          </draw:text-box>
          <svg:title/>
          <svg:desc/>
        </draw:frame>
      </draw:page>
      <draw:page draw:name="Slide10" draw:style-name="a730" draw:master-page-name="Master1-Layout2-obj-Title-and-Content" presentation:presentation-page-layout-name="Master1-PPL2" draw:id="Slide-265">
        <draw:frame draw:id="id81" presentation:style-name="a734" draw:name="Title 1" svg:x="0.91667in" svg:y="0.39931in" svg:width="11.5in" svg:height="1.44965in" presentation:class="title" presentation:placeholder="false">
          <draw:text-box>
            <text:p text:style-name="a733" text:class-names="" text:cond-style-name=""><text:span text:style-name="a731" text:class-names="">Other Notes</text:span><text:span text:style-name="a732" text:class-names=""/></text:p>
          </draw:text-box>
          <svg:title/>
          <svg:desc/>
        </draw:frame>
        <draw:frame draw:id="id82" presentation:style-name="a769" draw:name="Content Placeholder 2" svg:x="0.91667in" svg:y="1.99653in" svg:width="11.5in" svg:height="4.75868in" presentation:class="outline" presentation:placeholder="false">
          <draw:text-box>
            <text:list text:style-name="a737">
              <text:list-item>
                <text:p text:style-name="a736" text:class-names="" text:cond-style-name=""><text:span text:style-name="a735" text:class-names="">All major frontend pages should be designed in advance.</text:span></text:p>
              </text:list-item>
            </text:list>
            <text:list text:style-name="a754">
              <text:list-item>
                <text:p text:style-name="a753" text:class-names="" text:cond-style-name=""><text:span text:style-name="a738" text:class-names="">Component</text:span><text:span text:style-name="a739" text:class-names=""><text:s text:c="1"/></text:span><text:span text:style-name="a740" text:class-names="">Libraries</text:span><text:span text:style-name="a741" text:class-names=""><text:s text:c="1"/></text:span><text:span text:style-name="a742" text:class-names="">may</text:span><text:span text:style-name="a743" text:class-names=""><text:s text:c="1"/></text:span><text:span text:style-name="a744" text:class-names="">be</text:span><text:span text:style-name="a745" text:class-names=""><text:s text:c="1"/></text:span><text:span text:style-name="a746" text:class-names="">added</text:span><text:span text:style-name="a747" text:class-names=""><text:s text:c="1"/></text:span><text:span text:style-name="a748" text:class-names="">in</text:span><text:span text:style-name="a749" text:class-names=""><text:s text:c="1"/></text:span><text:span text:style-name="a750" text:class-names="">the</text:span><text:span text:style-name="a751" text:class-names=""><text:s text:c="1"/></text:span><text:span text:style-name="a752" text:class-names="">future to save on time.</text:span></text:p>
              </text:list-item>
            </text:list>
            <text:list text:style-name="a765">
              <text:list-item>
                <text:p text:style-name="a764" text:class-names="" text:cond-style-name=""><text:span text:style-name="a755" text:class-names="">Being</text:span><text:span text:style-name="a756" text:class-names=""><text:s text:c="1"/></text:span><text:span text:style-name="a757" text:class-names="">Containerized</text:span><text:span text:style-name="a758" text:class-names=""><text:s text:c="1"/></text:span><text:span text:style-name="a759" text:class-names="">is</text:span><text:span text:style-name="a760" text:class-names=""><text:s text:c="1"/></text:span><text:span text:style-name="a761" text:class-names="">non-essential but I did want to list the tool in case<text:s text:c="1"/></text:span><text:span text:style-name="a762" text:class-names="">it was used.</text:span><text:span text:style-name="a763" text:class-names=""/></text:p>
              </text:list-item>
            </text:list>
            <text:list text:style-name="a768">
              <text:list-item>
                <text:p text:style-name="a767" text:class-names="" text:cond-style-name=""><text:span text:style-name="a76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liverable 1</dc:title>
    <meta:initial-creator>Brandon Martinez</meta:initial-creator>
    <dc:creator>Brandon Martinez</dc:creator>
    <meta:creation-date>2023-01-24T21:12:22Z</meta:creation-date>
    <dc:date>2023-01-24T21:37:43Z</dc:date>
    <meta:editing-cycles>1</meta:editing-cycles>
    <meta:editing-duration>PT1520S</meta:editing-duration>
    <meta:document-statistic meta:paragraph-count="60" meta:word-count="772"/>
  </office:meta>
</office:document-meta>
</file>